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430b3" officeooo:paragraph-rsid="000430b3"/>
    </style:style>
    <style:style style:name="P2" style:family="paragraph" style:parent-style-name="Title">
      <style:text-properties officeooo:paragraph-rsid="000430b3"/>
    </style:style>
    <style:style style:name="P3" style:family="paragraph" style:parent-style-name="Standard">
      <style:text-properties officeooo:paragraph-rsid="000430b3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1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 of All Machine Learning Algorithms</text:p>
      <text:p text:style-name="P3"/>
      <text:h text:style-name="Heading_20_2" text:outline-level="2">&gt;&gt;&gt; <text:span text:style-name="T3">list of common supervised learning algorithms </text:span>:-</text:h>
      <text:p text:style-name="Standard"/>
      <text:p text:style-name="Standard">1. Linear Regression</text:p>
      <text:p text:style-name="Standard">2. Logistic Regression</text:p>
      <text:p text:style-name="Standard">3. Decision Trees</text:p>
      <text:p text:style-name="Standard">4. Random Forests</text:p>
      <text:p text:style-name="Standard">5. Support Vector Machines (SVM)</text:p>
      <text:p text:style-name="Standard">6. Naive Bayes</text:p>
      <text:p text:style-name="Standard">7. K-Nearest Neighbors (KNN)</text:p>
      <text:p text:style-name="Standard">8. Neural Networks (including deep learning)</text:p>
      <text:p text:style-name="Standard">9. Gradient Boosting Machines (e.g., XGBoost, LightGBM, CatBoost)</text:p>
      <text:p text:style-name="Standard">10. AdaBoost</text:p>
      <text:p text:style-name="Standard">11. Linear Discriminant Analysis (LDA)</text:p>
      <text:p text:style-name="Standard">12. Quadratic Discriminant Analysis (QDA)</text:p>
      <text:p text:style-name="Standard">13. Gaussian Process Regression</text:p>
      <text:p text:style-name="Standard">14. Elastic Net</text:p>
      <text:p text:style-name="Standard">15. Ridge Regression</text:p>
      <text:p text:style-name="Standard">16. Lasso Regression</text:p>
      <text:p text:style-name="Standard">17. Partial Least Squares Regression</text:p>
      <text:p text:style-name="Standard">18. Ordinal Regression</text:p>
      <text:p text:style-name="Standard">19. Poisson Regression</text:p>
      <text:p text:style-name="Standard">20. Bayesian Linear Regression</text:p>
      <text:p text:style-name="Standard">21. Extreme Learning Machines</text:p>
      <text:p text:style-name="Standard">22. Regularized Greedy Forests</text:p>
      <text:p text:style-name="Standard">23. Rotation Forests</text:p>
      <text:p text:style-name="Standard">24. Gaussian Naive Bayes</text:p>
      <text:p text:style-name="Standard">25. Multinomial Naive Bayes</text:p>
      <text:p text:style-name="Standard">26. Bernoulli Naive Bayes</text:p>
      <text:p text:style-name="Standard"/>
      <text:h text:style-name="Heading_20_2" text:outline-level="2">&gt;&gt;&gt; <text:span text:style-name="T3">list of common unsupervised learning algorithms</text:span> :-</text:h>
      <text:p text:style-name="Standard"/>
      <text:p text:style-name="Standard">1. K-Means Clustering</text:p>
      <text:p text:style-name="Standard">2. Hierarchical Clustering</text:p>
      <text:p text:style-name="Standard">3. DBSCAN (Density-Based Spatial Clustering of Applications with Noise)</text:p>
      <text:p text:style-name="Standard">4. Principal Component Analysis (PCA)</text:p>
      <text:p text:style-name="Standard">5. Independent Component Analysis (ICA)</text:p>
      <text:p text:style-name="Standard">6. t-SNE (t-Distributed Stochastic Neighbor Embedding)</text:p>
      <text:p text:style-name="Standard">7. Autoencoders</text:p>
      <text:p text:style-name="Standard">8. Self-Organizing Maps (SOM)</text:p>
      <text:p text:style-name="Standard">9. Gaussian Mixture Models (GMM)</text:p>
      <text:p text:style-name="Standard"><text:soft-page-break/>10. Latent Dirichlet Allocation (LDA)</text:p>
      <text:p text:style-name="Standard">11. Apriori Algorithm</text:p>
      <text:p text:style-name="Standard">12. UMAP (Uniform Manifold Approximation and Projection)</text:p>
      <text:p text:style-name="Standard">13. Expectation-Maximization (EM) Algorithm</text:p>
      <text:p text:style-name="Standard">14. Mean Shift Clustering</text:p>
      <text:p text:style-name="Standard">15. Affinity Propagation</text:p>
      <text:p text:style-name="Standard">16. Spectral Clustering</text:p>
      <text:p text:style-name="Standard">17. One-Class SVM</text:p>
      <text:p text:style-name="Standard">18. Isolation Forest</text:p>
      <text:p text:style-name="Standard">19. Local Outlier Factor (LOF)</text:p>
      <text:p text:style-name="Standard">20. Restricted Boltzmann Machines (RBM)</text:p>
      <text:p text:style-name="Standard">21. Non-Negative Matrix Factorization (NMF)</text:p>
      <text:p text:style-name="Standard">22. Singular Value Decomposition (SVD)</text:p>
      <text:p text:style-name="Standard">23. Word2Vec (for Natural Language Processing)</text:p>
      <text:p text:style-name="Standard">24. BIRCH (Balanced Iterative Reducing and Clustering using Hierarchies)</text:p>
      <text:p text:style-name="Standard">25. OPTICS (Ordering Points To Identify the Clustering Structure)</text:p>
      <text:p text:style-name="Standard"/>
      <text:h text:style-name="Heading_20_2" text:outline-level="2">&gt;&gt;&gt; <text:span text:style-name="T3">list of common Reinforcement Learning (RL) algorithms </text:span>:-</text:h>
      <text:p text:style-name="Standard"/>
      <text:p text:style-name="Standard">1. Q-Learning</text:p>
      <text:p text:style-name="Standard">2. SARSA (State-Action-Reward-State-Action)</text:p>
      <text:p text:style-name="Standard">3. DQN (Deep Q-Network)</text:p>
      <text:p text:style-name="Standard">4. Policy Gradient Methods</text:p>
      <text:p text:style-name="Standard">5. Actor-Critic Methods</text:p>
      <text:p text:style-name="Standard">6. Proximal Policy Optimization (PPO)</text:p>
      <text:p text:style-name="Standard">7. Trust Region Policy Optimization (TRPO)</text:p>
      <text:p text:style-name="Standard">8. A3C (Asynchronous Advantage Actor-Critic)</text:p>
      <text:p text:style-name="Standard">9. DDPG (Deep Deterministic Policy Gradient)</text:p>
      <text:p text:style-name="Standard">10. TD3 (Twin Delayed DDPG)</text:p>
      <text:p text:style-name="Standard">11. SAC (Soft Actor-Critic)</text:p>
      <text:p text:style-name="Standard">12. REINFORCE</text:p>
      <text:p text:style-name="Standard">13. Monte Carlo Methods</text:p>
      <text:p text:style-name="Standard">14. Temporal Difference (TD) Learning</text:p>
      <text:p text:style-name="Standard">15. Double DQN</text:p>
      <text:p text:style-name="Standard">16. Dueling DQN</text:p>
      <text:p text:style-name="Standard">17. Prioritized Experience Replay</text:p>
      <text:p text:style-name="Standard">18. Rainbow DQN</text:p>
      <text:p text:style-name="Standard">19. A2C (Advantage Actor-Critic)</text:p>
      <text:p text:style-name="Standard">20. TRPO (Trust Region Policy Optimization)</text:p>
      <text:p text:style-name="Standard">21. GAE (Generalized Advantage Estimation)</text:p>
      <text:p text:style-name="Standard">22. ACER (Actor-Critic with Experience Replay)</text:p>
      <text:p text:style-name="Standard">23. Distributional RL (e.g., C51, QR-DQN)</text:p>
      <text:p text:style-name="Standard">24. Hierarchical Reinforcement Learning</text:p>
      <text:p text:style-name="Standard">25. Inverse Reinforcement Learning</text:p>
      <text:p text:style-name="P4">26. Multi-Agent Reinforcement Learning (MARL)</text:p>
      <text:p text:style-name="Standard">27. Model-Based Reinforcement Learning</text:p>
      <text:p text:style-name="Standard">28. DDPG with Hindsight Experience Replay (HER)</text:p>
      <text:p text:style-name="Standard">29. Evolutionary Strategies for RL</text:p>
      <text:p text:style-name="Standard">30. Maximum Entropy RL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430b3" officeooo:paragraph-rsid="000430b3"/>
    </style:style>
    <style:style style:name="MT1" style:family="text">
      <style:text-properties style:font-name="Liberation Serif"/>
    </style:style>
    <style:style style:name="MT2" style:family="text">
      <style:text-properties style:font-name="Liberation Seri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©</text:span><text:span text:style-name="MT2"> </text:span>Made by Ashish Jh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6:35:01.317895184</meta:creation-date>
    <dc:date>2024-07-17T23:10:13.142007591</dc:date>
    <meta:editing-duration>PT2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86" meta:word-count="389" meta:character-count="2811" meta:non-whitespace-character-count="2508"/>
  </office:meta>
</office:document-meta>
</file>